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Skyne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SKN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eth-Amittai Silvance Tisbi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T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0846338" table:style-name="ce2">
            <text:p>1000846338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1" table:style-name="ce13">
            <text:p>1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2" table:style-name="ce13">
            <text:p>2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4" table:style-name="ce13">
            <text:p>4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4" table:formula="of:=[.D25]" table:style-name="ce13">
            <text:p>4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4" table:formula="of:=[.D26]" table:style-name="ce13">
            <text:p>4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29" table:style-name="ce4">
            <text:p>29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4" table:formula="of:=[.D27]" table:style-name="ce13">
            <text:p>4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IW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1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1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1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2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2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2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1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1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2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1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1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2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1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3">
          <table:table-cell table:number-columns-repeated="16384"/>
        </table:table-row>
      </table:table>
      <table:table table:name="Sprint_NN_Backlog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1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0" table:style-name="ce3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0" table:formula="of:=[.B6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0" table:formula="of:=[.B7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0" table:formula="of:=[.B8]" table:style-name="ce2">
            <text:p>1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5" table:style-name="ce2">
            <text:p>5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rogenito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compilation of Component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Torso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Torso inheritanc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Head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Arm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Locomoto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tterie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nherits Componen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other parts with inhertiance<text:s/>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lass</text:p>
          </table:table-cell>
          <table:table-cell table:number-columns-repeated="2" table:style-name="ce34"/>
          <table:table-cell office:value-type="string" table:style-name="ce34">
            <text:p>Create</text:p>
          </table:table-cell>
          <table:table-cell table:style-name="ce34"/>
          <table:table-cell office:value-type="string" table:style-name="ce34">
            <text:p>Create basic menu to cre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witch case</text:p>
          </table:table-cell>
          <table:table-cell table:number-columns-repeated="16376"/>
        </table:table-row>
        <table:table-row table:number-rows-repeated="10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2" table:style-name="ta1">
        <table:shapes>
          <draw:frame draw:z-index="1" draw:id="id2" draw:style-name="a3" draw:name="Chart 1" svg:x="4.46889in" svg:y="0.25125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string" table:style-name="ce50">
            <text:p>3/28/20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04T00:00:00" table:style-name="ce50">
            <text:p>4-4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style-name="ce3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3" table:formula="of:=[.B6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3" table:formula="of:=[.B7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3" table:formula="of:=[.B8]" table:style-name="ce2">
            <text:p>1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2" table:style-name="ce2">
            <text:p>1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2" table:style-name="ce2">
            <text:p>2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omponent inherits from serparat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onstructor issu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Ref</text:p>
          </table:table-cell>
          <table:table-cell table:number-columns-repeated="2" table:style-name="ce34"/>
          <table:table-cell office:value-type="string" table:style-name="ce34">
            <text:p>Refactor</text:p>
          </table:table-cell>
          <table:table-cell table:style-name="ce34"/>
          <table:table-cell office:value-type="string" table:style-name="ce34">
            <text:p>Create separate functions to make part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ork around to multiple constructor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est viability of inheritanc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ms messy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Create shop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transfer main code to shop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hop handles main's function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refactor later for MVC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multiple part handling featur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looping mech for adding multiple parts to model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ap arms at 2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looping mech and multiple part works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vector Model and Component vector<text:s/>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e Homework 5, library_CLI, best code is code you don't writ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vectoring pushing and popping works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Seriously, best code is not min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Add to string functions for model and componen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Will have to find way to print component info from model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Verify strings are printed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Feat</text:p>
          </table:table-cell>
          <table:table-cell table:style-name="ce34"/>
          <table:table-cell office:value-type="string" table:style-name="ce34">
            <text:p>Add spacing and beautifcation of output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Exit is presenting issu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Test</text:p>
          </table:table-cell>
          <table:table-cell table:style-name="ce34"/>
          <table:table-cell office:value-type="string" table:style-name="ce34">
            <text:p>Try all features of sprint 2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ADD EXCEPTION HANDLING</text:p>
          </table:table-cell>
          <table:table-cell table:number-columns-repeated="16376"/>
        </table:table-row>
        <table:table-row table:number-rows-repeated="6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  <table:table table:name="Sprint_NN_Backlog_3" table:style-name="ta1">
        <table:shapes>
          <draw:frame draw:z-index="1" draw:id="id3" draw:style-name="a4" draw:name="Chart 1" svg:x="4.46889in" svg:y="0.25125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2" table:style-name="ce2">
            <text:p>2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4-03T00:00:00" table:style-name="ce50">
            <text:p>4-3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4-11T00:00:00" table:style-name="ce50">
            <text:p>4-11-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May 12?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7" table:style-name="ce3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17" table:formula="of:=[.B6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17" table:formula="of:=[.B7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17" table:formula="of:=[.B8]" table:style-name="ce2">
            <text:p>1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11" table:style-name="ce2">
            <text:p>1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7" table:style-name="ce2">
            <text:p>7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1" table:style-name="ce2">
            <text:p>1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I will need to add more methods later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constuctor to initialize creation of new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Keep it simple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yntax is correct, compile the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.cpp implementation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Clean design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works with .h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to makefile and Shop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till works with makefike and shop addi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menu options and full functionliaty for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assword protect maybe?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to see if compiles and runs smooth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</text:p>
          </table:table-cell>
          <table:table-cell table:style-name="ce34"/>
          <table:table-cell office:value-type="string" table:style-name="ce34">
            <text:p>Employee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RINSE LATHER REPEAT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constuctor to initialize creation of new customer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yntax is correct, compile the file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Class Parts</text:p>
          </table:table-cell>
          <table:table-cell table:style-name="ce34"/>
          <table:table-cell office:value-type="string" table:style-name="ce34">
            <text:p>Add .cpp implementa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works with .h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to makefile and Shop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if still works with makefike and shop addition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style-name="ro1">
          <table:table-cell office:value-type="string" table:style-name="ce34">
            <text:p>Create</text:p>
          </table:table-cell>
          <table:table-cell table:number-columns-repeated="2" table:style-name="ce34"/>
          <table:table-cell office:value-type="string" table:style-name="ce34">
            <text:p>Dependency</text:p>
          </table:table-cell>
          <table:table-cell table:style-name="ce34"/>
          <table:table-cell office:value-type="string" table:style-name="ce34">
            <text:p>Add menu options and full functionliaty for Customer</text:p>
          </table:table-cell>
          <table:table-cell office:value-type="string" table:style-name="ce34">
            <text:p>CP</text:p>
          </table:table-cell>
          <table:table-cell office:value-type="string" table:style-name="ce34">
            <text:p>Password protect maybe?</text:p>
          </table:table-cell>
          <table:table-cell table:number-columns-repeated="16376"/>
        </table:table-row>
        <table:table-row table:style-name="ro1">
          <table:table-cell office:value-type="string" table:style-name="ce34">
            <text:p>Test</text:p>
          </table:table-cell>
          <table:table-cell table:number-columns-repeated="2" table:style-name="ce34"/>
          <table:table-cell office:value-type="string" table:style-name="ce34">
            <text:p>Compilation</text:p>
          </table:table-cell>
          <table:table-cell table:style-name="ce34"/>
          <table:table-cell office:value-type="string" table:style-name="ce34">
            <text:p>Test to see if compiles and runs smoothly</text:p>
          </table:table-cell>
          <table:table-cell office:value-type="string" table:style-name="ce34">
            <text:p>CP</text:p>
          </table:table-cell>
          <table:table-cell table:style-name="ce34"/>
          <table:table-cell table:number-columns-repeated="16376"/>
        </table:table-row>
        <table:table-row table:number-rows-repeated="2" table:style-name="ro1">
          <table:table-cell table:number-columns-repeated="8" table:style-name="ce34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-</number:text>
      <number:day/>
      <number:text>-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Tisbi</dc:creator>
    <meta:creation-date>2016-03-21T22:16:37Z</meta:creation-date>
    <dc:date>2017-04-10T18:43:21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2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NN_Backlog_3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